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6"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7"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8"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0"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1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2"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text-properties style:font-name="Consolas" fo:font-size="10pt" style:font-name-asian="Consolas" style:font-size-asian="10pt" style:font-name-complex="Consolas" style:font-size-complex="10pt"/>
    </style:style>
    <style:style style:name="P14"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8" style:family="paragraph" style:parent-style-name="Standard" style:list-style-name="">
      <style:paragraph-properties fo:margin-left="0cm" fo:margin-right="0cm" fo:text-align="start" style:justify-single-word="false" fo:text-indent="0cm" style:auto-text-indent="false" style:text-autospace="none"/>
    </style:style>
    <style:style style:name="P19"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0"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5" style:family="paragraph" style:parent-style-name="Text_20_body" style:list-style-name="L3">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text-properties style:font-name="Consolas" fo:font-size="10pt" fo:background-color="#e8f2fe" style:font-name-asian="Consolas" style:font-size-asian="10pt" style:font-name-complex="Consolas" style:font-size-complex="10pt"/>
    </style:style>
    <style:style style:name="P27"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list-style-name="">
      <style:paragraph-properties fo:margin-left="0cm" fo:margin-right="0cm" fo:text-align="justify" style:justify-single-word="false" fo:text-indent="0cm" style:auto-text-indent="false" style:text-autospace="non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list-style-name="L6">
      <style:paragraph-properties fo:margin-left="0cm" fo:margin-right="0cm" fo:text-align="justify" style:justify-single-word="false" fo:text-indent="0cm" style:auto-text-indent="false" style:text-autospace="non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paragraph-properties fo:margin-left="0cm" fo:margin-right="0cm" fo:text-align="justify" style:justify-single-word="false" fo:text-indent="0cm" style:auto-text-indent="false" style:text-autospace="non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Text_20_body" style:list-style-name="L7">
      <style:paragraph-properties fo:margin-left="0cm" fo:margin-right="0cm" fo:text-align="justify" style:justify-single-word="false" fo:text-indent="0cm" style:auto-text-indent="false" style:text-autospace="non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list-style-name="L4">
      <style:paragraph-properties fo:margin-left="0cm" fo:margin-right="0cm" fo:text-align="justify" style:justify-single-word="false" fo:text-indent="0cm" style:auto-text-indent="false" style:text-autospace="non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list-style-name="">
      <style:paragraph-properties fo:margin-left="0cm" fo:margin-right="0cm" fo:text-align="justify" style:justify-single-word="false" fo:text-indent="0cm" style:auto-text-indent="false" style:text-autospace="none"/>
    </style:style>
    <style:style style:name="P34" style:family="paragraph">
      <style:paragraph-properties fo:text-align="center"/>
    </style:style>
    <style:style style:name="P35" style:family="paragraph">
      <style:text-properties fo:font-size="10pt" fo:font-weight="bold" style:font-size-asian="10pt" style:font-weight-asian="bold" style:font-size-complex="10pt" style:font-weight-complex="bold"/>
    </style:style>
    <style:style style:name="P36" style:family="paragraph">
      <style:text-properties fo:font-size="8pt" style:font-size-asian="8pt" style:font-size-complex="8pt"/>
    </style:style>
    <style:style style:name="P37" style:family="paragraph">
      <style:text-properties fo:font-size="8pt" fo:font-style="italic" fo:font-weight="bold" style:font-size-asian="8pt" style:font-style-asian="italic" style:font-weight-asian="bold" style:font-size-complex="8pt" style:font-style-complex="italic" style:font-weight-complex="bold"/>
    </style:style>
    <style:style style:name="P38"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39" style:family="paragraph">
      <style:text-properties fo:font-size="10pt" fo:font-style="italic" fo:font-weight="bold" style:font-size-asian="10pt" style:font-style-asian="italic" style:font-weight-asian="bold" style:font-size-complex="10pt" style:font-style-complex="italic" style:font-weight-complex="bold"/>
    </style:style>
    <style:style style:name="P40" style:family="paragraph">
      <style:text-properties fo:font-size="10pt" fo:font-style="italic" style:font-size-asian="10pt" style:font-style-asian="italic" style:font-size-complex="10pt" style:font-style-complex="italic"/>
    </style:style>
    <style:style style:name="P41"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2" style:family="paragraph">
      <style:text-properties fo:font-size="10pt" style:font-size-asian="10pt" style:font-size-complex="10pt"/>
    </style:style>
    <style:style style:name="P43"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Times New Roman" style:font-name-asian="Arial Unicode MS" style:font-name-complex="Tahoma"/>
    </style:style>
    <style:style style:name="T5" style:family="text">
      <style:text-properties style:font-name="Times New Roman" style:font-name-asian="Wingdings 3" style:font-name-complex="Wingdings 3"/>
    </style:style>
    <style:style style:name="T6" style:family="text">
      <style:text-properties style:font-name="Times New Roman" fo:font-style="italic" style:font-name-asian="Arial Unicode MS" style:font-style-asian="italic" style:font-name-complex="Tahoma"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Symbol" style:font-name-asian="Symbol" style:font-name-complex="Symbol"/>
    </style:style>
    <style:style style:name="T10" style:family="text">
      <style:text-properties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00"/>
    </style:style>
    <style:style style:name="T13" style:family="text">
      <style:text-properties fo:color="#000000" style:font-name="Consolas" fo:font-size="10pt" style:font-name-asian="Consolas" style:font-size-asian="10pt" style:font-name-complex="Consolas" style:font-size-complex="10pt"/>
    </style:style>
    <style:style style:name="T14" style:family="text">
      <style:text-properties fo:color="#000000" style:font-name="Consolas" style:font-name-asian="Consolas" style:font-name-complex="Consolas"/>
    </style:style>
    <style:style style:name="T15" style:family="text">
      <style:text-properties fo:color="#000000" style:font-name-asian="Consolas" style:font-name-complex="Consolas"/>
    </style:style>
    <style:style style:name="T16" style:family="text">
      <style:text-properties fo:color="#000000" fo:font-style="italic" style:font-name-asian="Consolas" style:font-style-asian="italic" style:font-name-complex="Consolas" style:font-style-complex="italic"/>
    </style:style>
    <style:style style:name="T17" style:family="text">
      <style:text-properties fo:color="#000000" style:font-name="Times New Roman" fo:font-style="italic" style:font-name-asian="Consolas" style:font-style-asian="italic" style:font-name-complex="Consolas" style:font-style-complex="italic"/>
    </style:style>
    <style:style style:name="T18" style:family="text">
      <style:text-properties fo:color="#000000" style:font-name="Times New Roman" style:font-name-asian="Consolas" style:font-name-complex="Consolas"/>
    </style:style>
    <style:style style:name="T19" style:family="text">
      <style:text-properties fo:color="#000000" style:font-name="Times New Roman" fo:font-size="11pt" fo:language="fr" fo:country="FR" fo:font-style="normal" fo:font-weight="normal" style:font-name-asian="Consolas" style:font-size-asian="11pt" style:font-style-asian="normal" style:font-weight-asian="normal" style:font-name-complex="Consolas" style:font-size-complex="11pt" style:font-style-complex="normal" style:font-weight-complex="normal"/>
    </style:style>
    <style:style style:name="T20" style:family="text">
      <style:text-properties fo:color="#005032"/>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0000c0" fo:font-style="italic" fo:background-color="#d4d4d4" style:font-style-asian="italic" style:font-style-complex="italic"/>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8pt" style:font-size-asian="8pt" style:font-size-complex="8pt"/>
    </style:style>
    <style:style style:name="T26" style:family="text">
      <style:text-properties fo:font-size="8pt" fo:font-style="italic" fo:font-weight="bold" style:font-size-asian="8pt" style:font-style-asian="italic" style:font-weight-asian="bold" style:font-size-complex="8pt" style:font-style-complex="italic" style:font-weight-complex="bold"/>
    </style:style>
    <style:style style:name="T27"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fo:font-size="10pt" fo:font-style="italic" fo:font-weight="bold" style:font-size-asian="10pt" style:font-style-asian="italic" style:font-weight-asian="bold" style:font-size-complex="10pt" style:font-style-complex="italic" style:font-weight-complex="bold"/>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color="#ff3333"/>
    </style:style>
    <style:style style:name="T33" style:family="text">
      <style:text-properties fo:color="#006600"/>
    </style:style>
    <style:style style:name="T34" style:family="text">
      <style:text-properties fo:color="#006600" fo:font-style="italic" style:font-style-asian="italic" style:font-style-complex="italic"/>
    </style:style>
    <style:style style:name="T35" style:family="text">
      <style:text-properties fo:color="#0000cc" fo:font-weight="bold" style:font-weight-asian="bold" style:font-weight-complex="bold"/>
    </style:style>
    <style:style style:name="T36"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37"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38" style:family="text">
      <style:text-properties fo:font-weight="normal" style:font-weight-asian="normal" style:font-weight-complex="normal"/>
    </style:style>
    <style:style style:name="T39" style:family="text">
      <style:text-properties fo:font-size="10pt" fo:font-weight="normal" style:font-size-asian="10pt" style:font-weight-asian="normal" style:font-size-complex="10pt" style:font-weight-complex="normal"/>
    </style:style>
    <style:style style:name="T40"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5"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6"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tyle:run-through="foreground"/>
    </style:style>
    <style:style style:name="gr29" style:family="graphic">
      <style:graphic-properties draw:stroke="none" svg:stroke-color="#000000" draw:fill="none" draw:fill-color="#ffffff" fo:min-height="1.219cm" style:run-through="foreground"/>
    </style:style>
    <style:style style:name="gr30" style:family="graphic">
      <style:graphic-properties svg:stroke-color="#000000" draw:marker-end="Arrow_20_concave" draw:marker-end-width="0.15cm" draw:textarea-horizontal-align="center" draw:textarea-vertical-align="middle" style:run-through="foreground"/>
    </style:style>
    <style:style style:name="gr31"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justify" draw:textarea-vertical-align="middle" draw:auto-grow-height="false" fo:min-height="0cm" fo:min-width="0cm" style:run-through="foreground"/>
    </style:style>
    <style:style style:name="gr34"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6"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center" draw:textarea-vertical-align="middle" style:run-through="foreground"/>
    </style:style>
    <style:style style:name="gr48"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11" text:outline-level="1">Overview </text:h>
      <text:p text:style-name="P9"/>
      <text:p text:style-name="P9"><draw:frame text:anchor-type="paragraph" draw:z-index="34" draw:style-name="gr9" draw:text-style-name="P36" svg:width="3.255cm" svg:height="0.56cm" svg:x="8.657cm" svg:y="0.506cm"><draw:text-box><text:p><text:span text:style-name="T26">SysManag_Status </text:span><text:span text:style-name="T25">Struct</text:span></text:p></draw:text-box></draw:frame></text:p>
      <text:p text:style-name="P6"><draw:frame text:anchor-type="paragraph" draw:z-index="32" draw:style-name="gr9" draw:text-style-name="P36" svg:width="2.541cm" svg:height="0.56cm" svg:x="5.906cm" svg:y="0.206cm"><draw:text-box><text:p><text:span text:style-name="T26">Menu_Status </text:span><text:span text:style-name="T25">Struct</text:span></text:p></draw:text-box></draw:frame><draw:line text:anchor-type="paragraph" draw:z-index="35" draw:style-name="gr10" draw:text-style-name="P34" svg:x1="8.949cm" svg:y1="0.123cm" svg:x2="7.811cm" svg:y2="3.58cm"><text:p/></draw:line><draw:line text:anchor-type="paragraph" draw:z-index="45" draw:style-name="gr10" draw:text-style-name="P34" svg:x1="10.694cm" svg:y1="-0.071cm" svg:x2="11.329cm" svg:y2="2.531cm"><text:p/></draw:line></text:p>
      <text:p text:style-name="P6"><draw:frame text:anchor-type="paragraph" draw:z-index="30" draw:style-name="gr11" draw:text-style-name="P38" svg:width="2.117cm" svg:height="0.768cm" svg:x="8.816cm" svg:y="0.289cm"><draw:text-box><text:p><text:span text:style-name="T27">T_SysManag</text:span></text:p></draw:text-box></draw:frame><draw:line text:anchor-type="paragraph" draw:z-index="33" draw:style-name="gr10" draw:text-style-name="P34" svg:x1="6.832cm" svg:y1="-0.085cm" svg:x2="7.679cm" svg:y2="2.148cm"><text:p/></draw:line><draw:line text:anchor-type="paragraph" draw:z-index="57" draw:style-name="gr10" draw:text-style-name="P34" svg:x1="14.689cm" svg:y1="0.441cm" svg:x2="14.504cm" svg:y2="2.058cm"><text:p/></draw:line><draw:frame text:anchor-type="paragraph" draw:z-index="58" draw:style-name="gr9" draw:text-style-name="P36" svg:width="3.255cm" svg:height="0.56cm" svg:x="13.737cm" svg:y="0.069cm"><draw:text-box><text:p><text:span text:style-name="T25">GPIO, PWM, DAC...</text:span></text:p></draw:text-box></draw:frame></text:p>
      <text:p text:style-name="P6"><draw:frame text:anchor-type="paragraph" draw:z-index="15" draw:style-name="gr9" draw:text-style-name="P36" svg:width="3.255cm" svg:height="0.56cm" svg:x="2.36cm" svg:y="-0.138cm"><draw:text-box><text:p><text:span text:style-name="T26">ComUART_Status </text:span><text:span text:style-name="T25">Struct</text:span></text:p></draw:text-box></draw:frame><draw:line text:anchor-type="paragraph" draw:z-index="16" draw:style-name="gr10" draw:text-style-name="P34" svg:x1="4.133cm" svg:y1="0.289cm" svg:x2="4.583cm" svg:y2="1.294cm"><text:p/></draw:line><draw:line text:anchor-type="paragraph" draw:z-index="29" draw:style-name="gr8" draw:text-style-name="P34" svg:x1="9.636cm" svg:y1="0.025cm" svg:x2="9.636cm" svg:y2="0.626cm"><text:p/></draw:line><draw:custom-shape text:anchor-type="paragraph" draw:z-index="54"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6"><draw:custom-shape text:anchor-type="paragraph" draw:z-index="3" draw:style-name="gr2"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 draw:style-name="gr2"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1" draw:style-name="gr7" draw:text-style-name="P36" svg:width="1.826cm" svg:height="1.191cm" svg:x="0.905cm" svg:y="0.296cm"><draw:text-box><text:p><text:span text:style-name="T25">Tx,Rx</text:span></text:p></draw:text-box></draw:frame><draw:custom-shape text:anchor-type="paragraph" draw:z-index="26" draw:style-name="gr2"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2" draw:style-name="gr2"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6"><draw:frame text:anchor-type="paragraph" draw:z-index="4" draw:style-name="gr3" draw:text-style-name="P35" svg:width="2.435cm" svg:height="1.324cm" svg:x="2.148cm" svg:y="0.164cm"><draw:text-box><text:p><text:span text:style-name="T24">COM_UART</text:span></text:p></draw:text-box></draw:frame><draw:custom-shape text:anchor-type="paragraph" draw:z-index="6" draw:style-name="gr5"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8" draw:style-name="gr6" draw:text-style-name="P35" svg:width="1.641cm" svg:height="0.533cm" svg:x="-0.497cm" svg:y="0.111cm"><draw:text-box><text:p><text:span text:style-name="T24">UART</text:span></text:p></draw:text-box></draw:frame><draw:line text:anchor-type="paragraph" draw:z-index="13" draw:style-name="gr8" draw:text-style-name="P34" svg:x1="4.292cm" svg:y1="-0.021cm" svg:x2="5.721cm" svg:y2="-0.021cm"><text:p/></draw:line><draw:frame text:anchor-type="paragraph" draw:z-index="27" draw:style-name="gr3" draw:text-style-name="P35" svg:width="2.435cm" svg:height="1.324cm" svg:x="8.737cm" svg:y="0.191cm"><draw:text-box><text:p><text:span text:style-name="T24">SystManag</text:span></text:p></draw:text-box></draw:frame><draw:line text:anchor-type="paragraph" draw:z-index="28" draw:style-name="gr8" draw:text-style-name="P34" svg:x1="7.308cm" svg:y1="0.175cm" svg:x2="8.393cm" svg:y2="0.175cm"><text:p/></draw:line><draw:frame text:anchor-type="paragraph" draw:z-index="43" draw:style-name="gr3" draw:text-style-name="P35" svg:width="2.435cm" svg:height="1.324cm" svg:x="12.07cm" svg:y="0.085cm"><draw:text-box><text:p><text:span text:style-name="T24">ControlLoop</text:span></text:p></draw:text-box></draw:frame><draw:line text:anchor-type="paragraph" draw:z-index="44" draw:style-name="gr8" draw:text-style-name="P34" svg:x1="10.747cm" svg:y1="-0.101cm" svg:x2="11.779cm" svg:y2="-0.101cm"><text:p/></draw:line><draw:line text:anchor-type="paragraph" draw:z-index="53" draw:style-name="gr8" draw:text-style-name="P34" svg:x1="14.134cm" svg:y1="0.084cm" svg:x2="15.166cm" svg:y2="0.084cm"><text:p/></draw:line></text:p>
      <text:p text:style-name="P6"><draw:line text:anchor-type="paragraph" draw:z-index="19" draw:style-name="gr8" draw:text-style-name="P34" svg:x1="5.721cm" svg:y1="-0.15cm" svg:x2="4.292cm" svg:y2="-0.15cm"><text:p/></draw:line><draw:line text:anchor-type="paragraph" draw:z-index="22" draw:style-name="gr10" draw:text-style-name="P34" svg:x1="4.874cm" svg:y1="-0.15cm" svg:x2="4.424cm" svg:y2="0.379cm"><text:p/></draw:line><draw:line text:anchor-type="paragraph" draw:z-index="31" draw:style-name="gr8" draw:text-style-name="P34" svg:x1="8.393cm" svg:y1="0.291cm" svg:x2="7.308cm" svg:y2="0.291cm"><text:p/></draw:line><draw:frame text:anchor-type="paragraph" draw:z-index="56" draw:style-name="gr3" draw:text-style-name="P35" svg:width="2.435cm" svg:height="1.324cm" svg:x="15.298cm" svg:y="0.314cm"><draw:text-box><text:p><text:span text:style-name="T24">Hardware system</text:span></text:p></draw:text-box></draw:frame></text:p>
      <text:p text:style-name="P6"><draw:frame text:anchor-type="paragraph" draw:z-index="20" draw:style-name="gr9" draw:text-style-name="P37" svg:width="3.255cm" svg:height="0.56cm" svg:x="3.868cm" svg:y="-0.146cm"><draw:text-box><text:p><text:span text:style-name="T26">PrintUART( )</text:span></text:p></draw:text-box></draw:frame><draw:frame text:anchor-type="paragraph" draw:z-index="25" draw:style-name="gr3" draw:text-style-name="P35" svg:width="2.435cm" svg:height="1.324cm" svg:x="5.849cm" svg:y="0.012cm"><draw:text-box><text:p><text:span text:style-name="T24">Menu_ </text:span></text:p><text:p><text:span text:style-name="T24">Manager</text:span></text:p></draw:text-box></draw:frame><draw:line text:anchor-type="paragraph" draw:z-index="46" draw:style-name="gr8" draw:text-style-name="P34" svg:x1="12.864cm" svg:y1="0.673cm" svg:x2="12.864cm" svg:y2="0.091cm"><text:p/></draw:line><draw:line text:anchor-type="paragraph" draw:z-index="48" draw:style-name="gr8" draw:text-style-name="P34" svg:x1="9.61cm" svg:y1="1.069cm" svg:x2="9.61cm" svg:y2="0.198cm"><text:p/></draw:line><draw:line text:anchor-type="paragraph" draw:z-index="49" draw:style-name="gr8" draw:text-style-name="P34" svg:x1="12.203cm" svg:y1="1.491cm" svg:x2="12.203cm" svg:y2="0.092cm"><text:p/></draw:line></text:p>
      <text:p text:style-name="P6"><draw:frame text:anchor-type="paragraph" draw:z-index="17" draw:style-name="gr9" draw:text-style-name="P36" svg:width="3.255cm" svg:height="0.56cm" svg:x="2.466cm" svg:y="-0.086cm"><draw:text-box><text:p><text:span text:style-name="T26">ComIHM_Status </text:span><text:span text:style-name="T25">Struct</text:span></text:p></draw:text-box></draw:frame><draw:line text:anchor-type="paragraph" draw:z-index="18" draw:style-name="gr10" draw:text-style-name="P34" svg:x1="4.979cm" svg:y1="0.862cm" svg:x2="4.45cm" svg:y2="0.28cm"><text:p/></draw:line><draw:custom-shape text:anchor-type="paragraph" draw:z-index="38" draw:style-name="gr2"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7" draw:style-name="gr11" draw:text-style-name="P38" svg:width="2.117cm" svg:height="0.768cm" svg:x="12.652cm" svg:y="0.108cm"><draw:text-box><text:p><text:span text:style-name="T27">Te</text:span></text:p></draw:text-box></draw:frame><draw:frame text:anchor-type="paragraph" draw:z-index="51" draw:style-name="gr9" draw:text-style-name="P36" svg:width="1.297cm" svg:height="0.56cm" svg:x="9.927cm" svg:y="-0.148cm"><draw:text-box><text:p><text:span text:style-name="T25">I/U meas</text:span></text:p></draw:text-box></draw:frame></text:p>
      <text:p text:style-name="P6"><draw:frame text:anchor-type="paragraph" draw:z-index="12" draw:style-name="gr7" draw:text-style-name="P36" svg:width="1.826cm" svg:height="1.191cm" svg:x="0.534cm" svg:y="0.072cm"><draw:text-box><text:p><text:span text:style-name="T25">SPI/I2C</text:span></text:p><text:p><text:span text:style-name="T25">IT ext</text:span></text:p></draw:text-box></draw:frame><draw:custom-shape text:anchor-type="paragraph" draw:z-index="2" draw:style-name="gr2"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4" draw:style-name="gr8" draw:text-style-name="P34" svg:x1="4.292cm" svg:y1="0.205cm" svg:x2="5.721cm" svg:y2="0.205cm"><text:p/></draw:line><draw:line text:anchor-type="paragraph" draw:z-index="50" draw:style-name="gr13" draw:text-style-name="P34" svg:x1="12.202cm" svg:y1="0.175cm" svg:x2="10.747cm" svg:y2="0.175cm"><text:p/></draw:line><draw:frame text:anchor-type="paragraph" draw:z-index="52" draw:style-name="gr9" draw:text-style-name="P36" svg:width="1.297cm" svg:height="0.56cm" svg:x="10.906cm" svg:y="0.275cm"><draw:text-box><text:p><text:span text:style-name="T25">I/U meas</text:span></text:p></draw:text-box></draw:frame></text:p>
      <text:p text:style-name="P6"><draw:frame text:anchor-type="paragraph" draw:z-index="5" draw:style-name="gr4" draw:text-style-name="P35" svg:width="2.435cm" svg:height="1.535cm" svg:x="2.096cm" svg:y="-0.03cm"><draw:text-box><text:p><text:span text:style-name="T24">COM_IHM</text:span></text:p></draw:text-box></draw:frame><draw:custom-shape text:anchor-type="paragraph" draw:z-index="7" draw:style-name="gr5"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9" draw:style-name="gr6" draw:text-style-name="P35" svg:width="1.641cm" svg:height="0.533cm" svg:x="-0.259cm" svg:y="0.162cm"><draw:text-box><text:p><text:span text:style-name="T24">IHM</text:span></text:p></draw:text-box></draw:frame><draw:frame text:anchor-type="paragraph" draw:z-index="39" draw:style-name="gr3" draw:text-style-name="P35" svg:width="2.435cm" svg:height="1.324cm" svg:x="8.816cm" svg:y="-0.171cm"><draw:text-box><text:p><text:span text:style-name="T24">MyAnalog</text:span></text:p></draw:text-box></draw:frame><draw:frame text:anchor-type="paragraph" draw:z-index="59" draw:style-name="gr9" draw:text-style-name="P36" svg:width="0.662cm" svg:height="0.56cm" svg:x="14.266cm" svg:y="0.286cm"><draw:text-box><text:p><text:span text:style-name="T25">Ui</text:span></text:p></draw:text-box></draw:frame></text:p>
      <text:p text:style-name="P6"><draw:line text:anchor-type="paragraph" draw:z-index="23" draw:style-name="gr10" draw:text-style-name="P34" svg:x1="4.98cm" svg:y1="0cm" svg:x2="4.53cm" svg:y2="0.529cm"><text:p/></draw:line><draw:line text:anchor-type="paragraph" draw:z-index="24" draw:style-name="gr8" draw:text-style-name="P34" svg:x1="5.694cm" svg:y1="-0.026cm" svg:x2="4.265cm" svg:y2="-0.026cm"><text:p/></draw:line><draw:line text:anchor-type="paragraph" draw:z-index="55" draw:style-name="gr8" draw:text-style-name="P34" svg:x1="15.166cm" svg:y1="0.049cm" svg:x2="10.747cm" svg:y2="0.049cm"><text:p/></draw:line></text:p>
      <text:p text:style-name="P6"><draw:frame text:anchor-type="paragraph" draw:z-index="21" draw:style-name="gr9" draw:text-style-name="P37" svg:width="3.255cm" svg:height="0.56cm" svg:x="3.762cm" svg:y="0.062cm"><draw:text-box><text:p><text:span text:style-name="T26">PrintIHM( )</text:span></text:p></draw:text-box></draw:frame><draw:line text:anchor-type="paragraph" draw:z-index="36" draw:style-name="gr8" draw:text-style-name="P34" svg:x1="6.435cm" svg:y1="0.506cm" svg:x2="6.435cm" svg:y2="-0.076cm"><text:p/></draw:line><draw:line text:anchor-type="paragraph" draw:z-index="40" draw:style-name="gr8" draw:text-style-name="P34" svg:x1="9.266cm" svg:y1="0.564cm" svg:x2="9.266cm" svg:y2="-0.018cm"><text:p/></draw:line></text:p>
      <text:p text:style-name="P4"><draw:frame text:anchor-type="paragraph" draw:z-index="37" draw:style-name="gr12" draw:text-style-name="P38" svg:width="2.573cm" svg:height="0.814cm" svg:x="5.708cm" svg:y="0.118cm"><draw:text-box><text:p><text:span text:style-name="T27">T_MenuManag</text:span></text:p></draw:text-box></draw:frame><draw:frame text:anchor-type="paragraph" draw:z-index="41" draw:style-name="gr11" draw:text-style-name="P38" svg:width="2.117cm" svg:height="0.768cm" svg:x="8.975cm" svg:y="0.069cm"><draw:text-box><text:p><text:span text:style-name="T27">T_Meas</text:span></text:p></draw:text-box></draw:frame></text:p>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La gestion des menus</text:h>
      <text:p text:style-name="P4"/>
      <text:h text:style-name="Heading_20_2" text:outline-level="2">Expression du besoin</text:h>
      <text:p text:style-name="P6">Contraintes </text:p>
      <text:list xml:id="list155485777611041055" text:style-name="L1">
        <text:list-item>
          <text:p text:style-name="P19">Les voies UART et IHM sont complètement équivalentes, les menus identiques, mais l'interaction un peu différente,</text:p>
        </text:list-item>
        <text:list-item>
          <text:p text:style-name="P21">Pour l'IHM, les entrées possibles sont uniquement les caractères : <text:span text:style-name="T2"></text:span><text:span text:style-name="T4"> , seules touches disponibles,</text:span></text:p>
        </text:list-item>
        <text:list-item>
          <text:p text:style-name="P19">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4"/>
      <text:p text:style-name="P6">Exemples</text:p>
      <text:p text:style-name="P4"><draw:frame text:anchor-type="paragraph" draw:z-index="63" draw:style-name="gr17" draw:text-style-name="P39" svg:width="3.837cm" svg:height="0.442cm" svg:x="1.642cm" svg:y="0.113cm"><draw:text-box><text:p><text:span text:style-name="T30">Type navigation</text:span></text:p></draw:text-box></draw:frame><draw:frame text:anchor-type="paragraph" draw:z-index="64" draw:style-name="gr17" draw:text-style-name="P39" svg:width="3.837cm" svg:height="0.442cm" svg:x="8.61cm" svg:y="0.049cm"><draw:text-box><text:p><text:span text:style-name="T30">Type information</text:span></text:p></draw:text-box></draw:frame></text:p>
      <text:p text:style-name="P4"><draw:frame text:anchor-type="paragraph" draw:z-index="60" draw:style-name="gr15" svg:width="4.035cm" svg:height="2.061cm" svg:x="1.686cm" svg:y="0.051cm"><draw:text-box><text:p><text:s/>Systeme éteint</text:p><text:p><text:s text:c="2"/>&gt; Démarrer <text:s/></text:p><text:p><text:s text:c="2"/>&gt; Paramètres -&gt;</text:p></draw:text-box></draw:frame><draw:frame text:anchor-type="paragraph" draw:z-index="61" draw:style-name="gr16" svg:width="5.007cm" svg:height="2.049cm" svg:x="8.696cm" svg:y="-0.016cm"><draw:text-box><text:p><text:s/>MPPT actif</text:p><text:p><text:s/>Pwr = 132W </text:p><text:p><text:s/>Vin = 35.51V</text:p><text:p><text:s/>Io=10.47A</text:p></draw:text-box></draw:frame></text:p>
      <text:p text:style-name="P4"/>
      <text:p text:style-name="P4"/>
      <text:p text:style-name="P4"><draw:frame text:anchor-type="paragraph" draw:z-index="66" draw:style-name="gr18" svg:width="2.735cm" svg:height="1.213cm" svg:x="8.83cm" svg:y="0.183cm"><draw:text-box><text:p>Vo= 12.6V</text:p><text:p>← back</text:p></draw:text-box></draw:frame></text:p>
      <text:p text:style-name="P4"><draw:frame text:anchor-type="paragraph" draw:z-index="62" draw:style-name="gr15" svg:width="4.035cm" svg:height="2.061cm" svg:x="1.686cm" svg:y="0.289cm"><draw:text-box><text:p>Ubulk / Abs</text:p><text:p>Saisir valeur :</text:p><text:p><text:s/>&gt; <text:span text:style-name="T28">1</text:span><text:span text:style-name="T29">2.7V</text:span></text:p></draw:text-box></draw:frame><draw:frame text:anchor-type="paragraph" draw:z-index="65" draw:style-name="gr17" draw:text-style-name="P39" svg:width="3.837cm" svg:height="0.442cm" svg:x="1.686cm" svg:y="-0.152cm"><draw:text-box><text:p><text:span text:style-name="T30">Type saisie</text:span></text:p></draw:text-box></draw:frame></text:p>
      <text:p text:style-name="P4"/>
      <text:p text:style-name="P4"/>
      <text:p text:style-name="P4"/>
      <text:p text:style-name="P4"/>
      <text:p text:style-name="P4"/>
      <text:p text:style-name="P8">Type navigation  (contexte IHM):</text:p>
      <text:p text:style-name="P4">On appelle <text:span text:style-name="T7">item </text:span>chaque choix possible d'un menu (repéré par &gt;), exemple <text:span text:style-name="T7">Démarrer </text:span>est un <text:span text:style-name="T7">item</text:span> du menu <text:span text:style-name="T7">SystemeEteint</text:span>.</text:p>
      <text:p text:style-name="P4">Dans ce cas, l'utilisateur n'a qu'à se promener dans les menus avec les flèches <text:span text:style-name="T2"> </text:span><text:span text:style-name="T5">(IHM) <text:s/>ou des nombres repérant chaque item (UART). Une validation </text:span><text:span text:style-name="T2"></text:span><text:span text:style-name="T5"> (IHM) ou &lt;CR&gt; (UART) permet de passer au menu correspondant à l'item.</text:span></text:p>
      <text:p text:style-name="P4"><text:span text:style-name="T5">La commande </text:span><text:span text:style-name="T2"> </text:span><text:span text:style-name="T5">permet de passer au menu père.</text:span></text:p>
      <text:p text:style-name="P10">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4"/>
      <text:p text:style-name="P4"/>
      <text:p text:style-name="P8"><text:soft-page-break/>Type information :</text:p>
      <text:p text:style-name="P4">Dans ce cas, une ou plusieurs informations sont affichée. On utilise les flèches verticales découvrir d'autres informations à visualiser. La flèche back pour revenir au menu père.</text:p>
      <text:p text:style-name="P8">Type saisie :</text:p>
      <text:p text:style-name="P4">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4"/>
      <text:h text:style-name="Heading_20_2" text:outline-level="2">Architecture logicielle</text:h>
      <text:p text:style-name="Text_20_body"/>
      <text:p text:style-name="Text_20_body"><draw:frame text:anchor-type="paragraph" draw:z-index="116" draw:style-name="gr41" draw:text-style-name="P40" svg:width="3.594cm" svg:height="0.842cm" svg:x="9.135cm" svg:y="0.437cm"><draw:text-box><text:p><text:span text:style-name="T31">Node  item d'un menu</text:span></text:p><text:p><text:span text:style-name="T31">(Struc Menu_Node)</text:span></text:p></draw:text-box></draw:frame><draw:frame text:anchor-type="paragraph" draw:z-index="96" draw:style-name="gr31" draw:text-style-name="P35" svg:width="5.342cm" svg:height="0.435cm" svg:x="4.833cm" svg:y="-0.104cm"><draw:text-box><text:p><text:span text:style-name="T24">Menu_Manager</text:span></text:p></draw:text-box></draw:frame><draw:frame text:anchor-type="paragraph" draw:z-index="129" draw:style-name="gr20" draw:text-style-name="P35" svg:width="2.782cm" svg:height="0.902cm" svg:x="13.813cm" svg:y="0.192cm"><draw:text-box><text:p><text:span text:style-name="T24">SystemManager</text:span></text:p></draw:text-box></draw:frame><draw:custom-shape text:anchor-type="paragraph" draw:z-index="0" draw:style-name="gr1" draw:text-style-name="P34"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97" draw:style-name="gr32" draw:text-style-name="P34" svg:x1="5.678cm" svg:y1="2.561cm" svg:x2="5.678cm" svg:y2="1.988cm"><text:p/></draw:line><draw:line text:anchor-type="paragraph" draw:z-index="98" draw:style-name="gr32" draw:text-style-name="P34" svg:x1="5.699cm" svg:y1="3.737cm" svg:x2="5.699cm" svg:y2="3.164cm"><text:p/></draw:line><draw:line text:anchor-type="paragraph" draw:z-index="99" draw:style-name="gr32" draw:text-style-name="P34" svg:x1="6.736cm" svg:y1="2.545cm" svg:x2="6.736cm" svg:y2="1.972cm"><text:p/></draw:line><draw:line text:anchor-type="paragraph" draw:z-index="100" draw:style-name="gr32" draw:text-style-name="P34" svg:x1="6.713cm" svg:y1="3.722cm" svg:x2="6.713cm" svg:y2="3.149cm"><text:p/></draw:line><draw:line text:anchor-type="paragraph" draw:z-index="101" draw:style-name="gr32" draw:text-style-name="P34" svg:x1="4.487cm" svg:y1="2.552cm" svg:x2="4.487cm" svg:y2="1.979cm"><text:p/></draw:line><draw:line text:anchor-type="paragraph" draw:z-index="102" draw:style-name="gr32" draw:text-style-name="P34" svg:x1="4.487cm" svg:y1="3.729cm" svg:x2="4.487cm" svg:y2="3.156cm"><text:p/></draw:line><draw:line text:anchor-type="paragraph" draw:z-index="103" draw:style-name="gr32" draw:text-style-name="P34" svg:x1="7.927cm" svg:y1="2.582cm" svg:x2="7.927cm" svg:y2="2.009cm"><text:p/></draw:line><draw:line text:anchor-type="paragraph" draw:z-index="104" draw:style-name="gr32" draw:text-style-name="P34" svg:x1="7.927cm" svg:y1="3.759cm" svg:x2="7.927cm" svg:y2="3.186cm"><text:p/></draw:line><draw:g text:anchor-type="paragraph" draw:z-index="105" draw:style-name="gr23"><draw:custom-shape draw:style-name="gr33"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5" draw:text-style-name="P34" svg:x1="5.277cm" svg:y1="1.769cm" svg:x2="4.815cm" svg:y2="1.769cm"><text:p/></draw:line><draw:line draw:style-name="gr35" draw:text-style-name="P34" svg:x1="6.424cm" svg:y1="1.753cm" svg:x2="5.962cm" svg:y2="1.753cm"><text:p/></draw:line><draw:line draw:style-name="gr35" draw:text-style-name="P34" svg:x1="7.57cm" svg:y1="1.776cm" svg:x2="7.108cm" svg:y2="1.776cm"><text:p/></draw:line></draw:g><draw:custom-shape text:anchor-type="paragraph" draw:z-index="106" draw:style-name="gr36"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7" draw:style-name="gr37"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8" draw:style-name="gr38"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09" draw:style-name="gr36"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10" draw:style-name="gr32" draw:text-style-name="P34" svg:x1="5.277cm" svg:y1="2.87cm" svg:x2="4.815cm" svg:y2="2.87cm"><text:p/></draw:line><draw:line text:anchor-type="paragraph" draw:z-index="111" draw:style-name="gr32" draw:text-style-name="P34" svg:x1="6.424cm" svg:y1="2.856cm" svg:x2="5.962cm" svg:y2="2.856cm"><text:p/></draw:line><draw:line text:anchor-type="paragraph" draw:z-index="112" draw:style-name="gr32" draw:text-style-name="P34" svg:x1="7.57cm" svg:y1="2.877cm" svg:x2="7.108cm" svg:y2="2.877cm"><text:p/></draw:line><draw:g text:anchor-type="paragraph" draw:z-index="113" draw:style-name="gr23"><draw:custom-shape draw:style-name="gr33"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5" draw:text-style-name="P34" svg:x1="5.277cm" svg:y1="4.101cm" svg:x2="4.815cm" svg:y2="4.101cm"><text:p/></draw:line><draw:line draw:style-name="gr35" draw:text-style-name="P34" svg:x1="6.424cm" svg:y1="4.085cm" svg:x2="5.962cm" svg:y2="4.085cm"><text:p/></draw:line><draw:line draw:style-name="gr35" draw:text-style-name="P34" svg:x1="7.57cm" svg:y1="4.108cm" svg:x2="7.108cm" svg:y2="4.108cm"><text:p/></draw:line></draw:g><draw:custom-shape text:anchor-type="paragraph" draw:z-index="114" draw:style-name="gr39"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17" draw:style-name="gr42" draw:text-style-name="P34" svg:x1="4.884cm" svg:y1="0.73cm" svg:x2="5.478cm" svg:y2="0.973cm"><text:p/></draw:line><draw:frame text:anchor-type="paragraph" draw:z-index="115" draw:style-name="gr40" draw:text-style-name="P39" svg:width="5.426cm" svg:height="0.787cm" svg:x="1.817cm" svg:y="0.249cm"><draw:text-box><text:p><text:span text:style-name="T31">Menu = items d'un même niveau</text:span></text:p></draw:text-box></draw:frame><draw:custom-shape text:anchor-type="paragraph" draw:z-index="134" draw:style-name="gr43" draw:text-style-name="P34"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1" draw:style-name="gr31" draw:text-style-name="P35" svg:width="2.223cm" svg:height="0.435cm" svg:x="6.752cm" svg:y="-0.056cm"><draw:text-box><text:p><text:span text:style-name="T24">Liste chaînée</text:span></text:p></draw:text-box></draw:frame><draw:line text:anchor-type="paragraph" draw:z-index="152" draw:style-name="gr10" draw:text-style-name="P34" svg:x1="7.942cm" svg:y1="0.377cm" svg:x2="7.519cm" svg:y2="0.792cm"><text:p/></draw:line></text:p>
      <text:p text:style-name="Text_20_body"><draw:line text:anchor-type="paragraph" draw:z-index="119" draw:style-name="gr42" draw:text-style-name="P34" svg:x1="9.135cm" svg:y1="-0.118cm" svg:x2="8.015cm" svg:y2="1.087cm"><text:p/></draw:line><draw:custom-shape text:anchor-type="paragraph" draw:z-index="118" draw:style-name="gr43"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6" draw:style-name="gr1" draw:text-style-name="P34"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2" draw:style-name="gr31" draw:text-style-name="P35" svg:width="2.61cm" svg:height="0.435cm" svg:x="10.534cm" svg:y="0.245cm"><draw:text-box><text:p><text:span text:style-name="T24">DataFromSyst</text:span></text:p></draw:text-box></draw:frame><draw:custom-shape text:anchor-type="paragraph" draw:z-index="143" draw:style-name="gr48" draw:text-style-name="P34"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5" draw:style-name="gr31" draw:text-style-name="P35" svg:width="1.68cm" svg:height="0.435cm" svg:x="1.461cm" svg:y="0.051cm"><draw:text-box><text:p><text:span text:style-name="T24">Affichage</text:span></text:p></draw:text-box></draw:frame></text:p>
      <text:p text:style-name="Text_20_body"><draw:g text:anchor-type="paragraph" draw:z-index="139" draw:style-name="gr23"><draw:rect draw:style-name="gr46" draw:text-style-name="P34" svg:width="1.456cm" svg:height="0.221cm" svg:x="10.867cm" svg:y="-0.004cm"><text:p/></draw:rect><draw:rect draw:style-name="gr46" draw:text-style-name="P34" svg:width="1.456cm" svg:height="0.221cm" svg:x="10.867cm" svg:y="0.215cm"><text:p/></draw:rect><draw:rect draw:style-name="gr47" draw:text-style-name="P34" svg:width="1.456cm" svg:height="0.221cm" svg:x="10.867cm" svg:y="0.437cm"><text:p/></draw:rect><draw:rect draw:style-name="gr47" draw:text-style-name="P34" svg:width="1.456cm" svg:height="0.221cm" svg:x="10.867cm" svg:y="0.656cm"><text:p/></draw:rect><draw:rect draw:style-name="gr46" draw:text-style-name="P34" svg:width="1.456cm" svg:height="0.221cm" svg:x="10.867cm" svg:y="1.077cm"><text:p/></draw:rect><draw:rect draw:style-name="gr46" draw:text-style-name="P34" svg:width="1.456cm" svg:height="1.303cm" svg:x="10.867cm" svg:y="-0.004cm"><text:p/></draw:rect></draw:g></text:p>
      <text:p text:style-name="Text_20_body"><draw:line text:anchor-type="paragraph" draw:z-index="130" draw:style-name="gr8" draw:text-style-name="P34" svg:x1="13.813cm" svg:y1="-0.034cm" svg:x2="12.323cm" svg:y2="-0.041cm"><text:p/></draw:line></text:p>
      <text:p text:style-name="Text_20_body"><draw:line text:anchor-type="paragraph" draw:z-index="138" draw:style-name="gr8" draw:text-style-name="P34" svg:x1="3.538cm" svg:y1="0.014cm" svg:x2="2.942cm" svg:y2="0.014cm"><text:p/></draw:line><draw:line text:anchor-type="paragraph" draw:z-index="137" draw:style-name="gr8" draw:text-style-name="P34" svg:x1="11.647cm" svg:y1="-0.099cm" svg:x2="11.647cm" svg:y2="0.525cm"><text:p/></draw:line><draw:frame text:anchor-type="paragraph" draw:z-index="141" draw:style-name="gr31" draw:text-style-name="P35" svg:width="2.61cm" svg:height="0.435cm" svg:x="9.529cm" svg:y="0.081cm"><draw:text-box><text:p><text:span text:style-name="T24">DataStringIn</text:span></text:p></draw:text-box></draw:frame></text:p>
      <text:p text:style-name="Text_20_body"><draw:g text:anchor-type="paragraph" draw:z-index="140" draw:style-name="gr23"><draw:rect draw:style-name="gr46" draw:text-style-name="P34" svg:width="1.456cm" svg:height="0.221cm" svg:x="10.814cm" svg:y="0.037cm"><text:p/></draw:rect><draw:rect draw:style-name="gr46" draw:text-style-name="P34" svg:width="1.456cm" svg:height="0.221cm" svg:x="10.814cm" svg:y="0.257cm"><text:p/></draw:rect><draw:rect draw:style-name="gr47" draw:text-style-name="P34" svg:width="1.456cm" svg:height="0.221cm" svg:x="10.814cm" svg:y="0.478cm"><text:p/></draw:rect><draw:rect draw:style-name="gr47" draw:text-style-name="P34" svg:width="1.456cm" svg:height="0.221cm" svg:x="10.814cm" svg:y="0.698cm"><text:p/></draw:rect><draw:rect draw:style-name="gr46" draw:text-style-name="P34" svg:width="1.456cm" svg:height="0.221cm" svg:x="10.814cm" svg:y="1.118cm"><text:p/></draw:rect><draw:rect draw:style-name="gr46" draw:text-style-name="P34" svg:width="1.456cm" svg:height="1.303cm" svg:x="10.814cm" svg:y="0.037cm"><text:p/></draw:rect></draw:g><draw:line text:anchor-type="paragraph" draw:z-index="142" draw:style-name="gr8" draw:text-style-name="P34" svg:x1="10.814cm" svg:y1="0.478cm" svg:x2="8.544cm" svg:y2="0.474cm"><text:p/></draw:line><draw:custom-shape text:anchor-type="paragraph" draw:z-index="144" draw:style-name="gr48" draw:text-style-name="P34"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draw:line text:anchor-type="paragraph" draw:z-index="146" draw:style-name="gr8" draw:text-style-name="P34" svg:x1="2.016cm" svg:y1="0.374cm" svg:x2="2.016cm" svg:y2="4.526cm"><text:p/></draw:line><draw:frame text:anchor-type="paragraph" draw:z-index="148" draw:style-name="gr31" draw:text-style-name="P35" svg:width="2.61cm" svg:height="0.435cm" svg:x="10.111cm" svg:y="0.056cm"><draw:text-box><text:p><text:span text:style-name="T24">Menu_Status</text:span></text:p></draw:text-box></draw:frame></text:p>
      <text:p text:style-name="Text_20_body"><draw:g text:anchor-type="paragraph" draw:z-index="147" draw:style-name="gr23"><draw:rect draw:style-name="gr46" draw:text-style-name="P34" svg:width="1.456cm" svg:height="0.221cm" svg:x="10.841cm" svg:y="-0.169cm"><text:p/></draw:rect><draw:rect draw:style-name="gr46" draw:text-style-name="P34" svg:width="1.456cm" svg:height="0.221cm" svg:x="10.841cm" svg:y="0.051cm"><text:p/></draw:rect><draw:rect draw:style-name="gr47" draw:text-style-name="P34" svg:width="1.456cm" svg:height="0.221cm" svg:x="10.841cm" svg:y="0.272cm"><text:p/></draw:rect><draw:rect draw:style-name="gr47" draw:text-style-name="P34" svg:width="1.456cm" svg:height="0.221cm" svg:x="10.841cm" svg:y="0.492cm"><text:p/></draw:rect><draw:rect draw:style-name="gr46" draw:text-style-name="P34" svg:width="1.456cm" svg:height="0.221cm" svg:x="10.841cm" svg:y="0.912cm"><text:p/></draw:rect><draw:rect draw:style-name="gr46" draw:text-style-name="P34" svg:width="1.456cm" svg:height="1.303cm" svg:x="10.841cm" svg:y="-0.169cm"><text:p/></draw:rect></draw:g><draw:frame text:anchor-type="paragraph" draw:z-index="120" draw:style-name="gr31" draw:text-style-name="P35" svg:width="3.977cm" svg:height="0.435cm" svg:x="3.406cm" svg:y="-0.173cm"><draw:text-box><text:p><text:span text:style-name="T24">Menu_ItemUpdate( )</text:span></text:p></draw:text-box></draw:frame><draw:custom-shape text:anchor-type="paragraph" draw:z-index="1" draw:style-name="gr1" draw:text-style-name="P34"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frame text:anchor-type="paragraph" draw:z-index="121" draw:style-name="gr12" draw:text-style-name="P43" svg:width="3.977cm" svg:height="0.814cm" svg:x="3.798cm" svg:y="-0.166cm"><draw:text-box><text:p><text:span text:style-name="T39">- Update node </text:span></text:p><text:p><text:span text:style-name="T39">- Affichage </text:span></text:p></draw:text-box></draw:frame><draw:line text:anchor-type="paragraph" draw:z-index="149" draw:style-name="gr8" draw:text-style-name="P34" svg:x1="6.805cm" svg:y1="-0.166cm" svg:x2="10.721cm" svg:y2="-0.166cm"><text:p/></draw:line><draw:line text:anchor-type="paragraph" draw:z-index="150" draw:style-name="gr8" draw:text-style-name="P34" svg:x1="12.296cm" svg:y1="-0.176cm" svg:x2="13.813cm" svg:y2="-0.176cm"><text:p/></draw:line></text:p>
      <text:p text:style-name="Text_20_body"><draw:line text:anchor-type="paragraph" draw:z-index="123" draw:style-name="gr8" draw:text-style-name="P34" svg:x1="4.156cm" svg:y1="2.383cm" svg:x2="4.179cm" svg:y2="0.222cm"><text:p/></draw:line><draw:custom-shape text:anchor-type="paragraph" draw:z-index="127" draw:style-name="gr45" draw:text-style-name="P34"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25" draw:style-name="gr44" draw:text-style-name="P43" svg:width="2.828cm" svg:height="0.939cm" svg:x="4.724cm" svg:y="0.476cm"><draw:text-box><text:p><text:span text:style-name="T39">Réception new cmd </text:span></text:p><text:p><text:span text:style-name="T39"><text:s/></text:span></text:p></draw:text-box></draw:frame><draw:line text:anchor-type="paragraph" draw:z-index="132" draw:style-name="gr8" draw:text-style-name="P34" svg:x1="3.785cm" svg:y1="2.431cm" svg:x2="3.808cm" svg:y2="0.27cm"><text:p/></draw:line><draw:line text:anchor-type="paragraph" draw:z-index="124" draw:style-name="gr8" draw:text-style-name="P34" svg:x1="13.813cm" svg:y1="-0.051cm" svg:x2="6.78cm" svg:y2="-0.051cm"><text:p/></draw:line><draw:frame text:anchor-type="paragraph" draw:z-index="128" draw:style-name="gr12" draw:text-style-name="P43" svg:width="2.828cm" svg:height="0.814cm" svg:x="8.731cm" svg:y="-0.051cm"><draw:text-box><text:p><text:span text:style-name="T39">Réception new data </text:span></text:p><text:p><text:span text:style-name="T39"><text:s/></text:span></text:p></draw:text-box></draw:frame><draw:custom-shape text:anchor-type="paragraph" draw:z-index="126" draw:style-name="gr45" draw:text-style-name="P34"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Text_20_body"><draw:frame text:anchor-type="paragraph" draw:z-index="133" draw:style-name="gr44" draw:text-style-name="P43" svg:width="2.828cm" svg:height="0.939cm" svg:x="2.581cm" svg:y="-0.145cm"><draw:text-box><text:p><text:span text:style-name="T39"><text:s/></text:span><text:span text:style-name="T40"></text:span></text:p><text:p><text:span text:style-name="T39"><text:s/></text:span></text:p></draw:text-box></draw:frame></text:p>
      <text:p text:style-name="Text_20_body"/>
      <text:p text:style-name="Text_20_body"><draw:frame text:anchor-type="paragraph" draw:z-index="131" draw:style-name="gr12" draw:text-style-name="P35" svg:width="4.926cm" svg:height="0.814cm" svg:x="5.664cm" svg:y="-0.125cm"><draw:text-box><text:p><text:span text:style-name="T24">Com_UART et COM_IHM</text:span></text:p></draw:text-box></draw:frame><draw:custom-shape text:anchor-type="paragraph" draw:z-index="135" draw:style-name="gr43" draw:text-style-name="P34"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
      <text:p text:style-name="Text_20_body">L'évolution dans les menus, et d'un menu à l'autre se fait en utilisant une liste chaînée de noeuds, que l'on appelle <text:span text:style-name="T8">Menu_Node</text:span>. Un noeud correspond à un <text:span text:style-name="T8">item</text:span> au sein d'un menu (nb, la notion de menu n'existe pas en tant que variable). Tout est <text:span text:style-name="T7">item</text:span>., peu importe le menu auquel il appartient au final.</text:p>
      <text:p text:style-name="Text_20_body">La fonction <text:span text:style-name="T8">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7">SystemManager</text:span>). Lorsque l'évolution est faite, l'affichage est demandé.</text:p>
      <text:p text:style-name="Text_20_body">Le <text:span text:style-name="T7">systemManager</text:span> met à jour des données pour affichage. Ces données sont accompagnées par une IT ou un flag qui indique une nouvelle donnée. Cette action ne se fera que dans certaines conditions qui dépendront des items en cours (via <text:span text:style-name="T7">MenuStatus</text:span>).</text:p>
      <text:p text:style-name="Text_20_body">Les données seront utilisées dans des chaînes dynamiques <text:span text:style-name="T7">DataStringIn</text:span> pour un affichage ultérieur. </text:p>
      <text:p text:style-name="Text_20_body"/>
      <text:p text:style-name="P7"><draw:frame text:anchor-type="paragraph" draw:z-index="80" draw:style-name="gr20" draw:text-style-name="P40" svg:width="1.985cm" svg:height="0.902cm" svg:x="7.221cm" svg:y="0.37cm"><draw:text-box><text:p><text:span text:style-name="T31">Title</text:span></text:p></draw:text-box></draw:frame>Vocabulaire :</text:p>
      <text:p text:style-name="P7"><draw:line text:anchor-type="paragraph" draw:z-index="79" draw:style-name="gr13" draw:text-style-name="P34" svg:x1="6.998cm" svg:y1="0.204cm" svg:x2="3.909cm" svg:y2="0.661cm"><text:p/></draw:line></text:p>
      <text:p text:style-name="P3"><draw:line text:anchor-type="paragraph" draw:z-index="73" draw:style-name="gr13" draw:text-style-name="P34" svg:x1="7.024cm" svg:y1="0.28cm" svg:x2="4.443cm" svg:y2="1.513cm"><text:p/></draw:line><draw:line text:anchor-type="paragraph" draw:z-index="72" draw:style-name="gr13" draw:text-style-name="P34" svg:x1="7.024cm" svg:y1="0.28cm" svg:x2="4.861cm" svg:y2="1.072cm"><text:p/></draw:line><draw:frame text:anchor-type="paragraph" draw:z-index="71" draw:style-name="gr20" draw:text-style-name="P40" svg:width="1.985cm" svg:height="0.902cm" svg:x="7.221cm" svg:y="-0.044cm"><draw:text-box><text:p><text:span text:style-name="T31">Item</text:span></text:p></draw:text-box></draw:frame><draw:line text:anchor-type="paragraph" draw:z-index="70" draw:style-name="gr13" draw:text-style-name="P34" svg:x1="7.024cm" svg:y1="0.28cm" svg:x2="5.082cm" svg:y2="0.587cm"><text:p/></draw:line><draw:frame text:anchor-type="paragraph" draw:z-index="67" draw:style-name="gr19"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rect text:anchor-type="paragraph" draw:z-index="74" draw:style-name="gr21" draw:text-style-name="P34" svg:width="4.035cm" svg:height="1.922cm" svg:x="1.247cm" svg:y="-0.21cm"><text:p/></draw:rect></text:p>
      <text:p text:style-name="P3"/>
      <text:p text:style-name="P3"><draw:frame text:anchor-type="paragraph" draw:z-index="75" draw:style-name="gr20" draw:text-style-name="P40" svg:width="2.162cm" svg:height="0.902cm" svg:x="7.133cm" svg:y="-0.034cm"><draw:text-box><text:p><text:span text:style-name="T31">Screen</text:span></text:p></draw:text-box></draw:frame><draw:line text:anchor-type="paragraph" draw:z-index="76" draw:style-name="gr13" draw:text-style-name="P34" svg:x1="6.868cm" svg:y1="0.042cm" svg:x2="5.279cm" svg:y2="0.197cm"><text:p/></draw:line></text:p>
      <text:p text:style-name="P3"><draw:line text:anchor-type="paragraph" draw:z-index="69" draw:style-name="gr13" draw:text-style-name="P34" svg:x1="6.383cm" svg:y1="0.531cm" svg:x2="5.279cm" svg:y2="0.374cm"><text:p/></draw:line><draw:frame text:anchor-type="paragraph" draw:z-index="68" draw:style-name="gr20" draw:text-style-name="P40" svg:width="0.992cm" svg:height="0.902cm" svg:x="6.759cm" svg:y="0.411cm"><draw:text-box><text:p><text:span text:style-name="T31">Menu</text:span></text:p></draw:text-box></draw:frame></text:p>
      <text:p text:style-name="P3"/>
      <text:p text:style-name="P4">Un <text:span text:style-name="T7">Item </text:span>est une ligne de menu que l'on peut sélectionner. Un <text:span text:style-name="T7">Menu </text:span>est l'ensemble des items. Un <text:span text:style-name="T7">Screen</text:span> est la partie du menu qui est effectivement affichée.</text:p>
      <text:p text:style-name="P4"><text:span text:style-name="T7">Title </text:span>est le titre du menu inscrit en première ligne.</text:p>
      <text:p text:style-name="P4"/>
      <text:p text:style-name="P4">Chaque <text:span text:style-name="T7">Item</text:span> est relié à des « frères », à un « père », à un « fils ». Liés à des flèches <text:span text:style-name="T2"></text:span><text:span text:style-name="T4"> , on trouvera plus précisément :</text:span></text:p>
      <text:list xml:id="list8401378524389166309" text:style-name="L2">
        <text:list-item>
          <text:p text:style-name="P22"><text:span text:style-name="T4">un </text:span><text:span text:style-name="T6">NextItem</text:span><text:span text:style-name="T4"> : </text:span><text:span text:style-name="T2"></text:span> ,</text:p>
        </text:list-item>
        <text:list-item>
          <text:p text:style-name="P22">un <text:span text:style-name="T7">PreviousItem </text:span>: <text:span text:style-name="T2"> </text:span>,</text:p>
        </text:list-item>
        <text:list-item>
          <text:p text:style-name="P22">un <text:span text:style-name="T7">UpItem :</text:span><text:span text:style-name="T2"></text:span> ,</text:p>
        </text:list-item>
        <text:list-item>
          <text:p text:style-name="P22">un <text:span text:style-name="T7">DownItem</text:span> : <text:span text:style-name="T2"></text:span>,</text:p>
        </text:list-item>
      </text:list>
      <text:p text:style-name="P4">Exemple :</text:p>
      <text:p text:style-name="P4"><draw:frame text:anchor-type="paragraph" draw:z-index="78" draw:style-name="gr22" svg:width="4.035cm" svg:height="2.437cm" svg:x="6.625cm" svg:y="0.404cm"><draw:text-box><text:p>Paramètres</text:p><text:p><text:span text:style-name="T34"><text:s text:c="2"/></text:span><text:span text:style-name="T34">&gt; Tension a</text:span></text:p><text:p><text:s text:c="2"/>&gt; Courant b <text:s/></text:p><text:p><text:s text:c="2"/>&gt; Puissance </text:p><text:p/></draw:text-box></draw:frame></text:p>
      <text:p text:style-name="P3"><draw:frame text:anchor-type="paragraph" draw:z-index="77" draw:style-name="gr19" svg:width="4.035cm" svg:height="2.924cm" svg:x="1.245cm" svg:y="-0.21cm"><draw:text-box><text:p><text:span text:style-name="T32"><text:s/></text:span><text:span text:style-name="T32">Systeme éteint</text:span></text:p><text:p><text:s text:c="2"/>&gt; Démarrer Bat Chg</text:p><text:p><text:span text:style-name="T33"><text:s/></text:span><text:span text:style-name="T34"><text:s/></text:span><text:span text:style-name="T34">&gt; Démarrer MPPT</text:span><text:span text:style-name="T33"> <text:s/></text:span></text:p><text:p><text:span text:style-name="T35"><text:s text:c="2"/></text:span><text:span text:style-name="T35">&gt; Paramètres →</text:span></text:p><text:p><text:span text:style-name="T34"><text:s text:c="2"/></text:span><text:span text:style-name="T34">&gt; Gestion Buck</text:span></text:p><text:p><text:s text:c="2"/>&gt; Gestion Boost</text:p></draw:text-box></draw:frame></text:p>
      <text:p text:style-name="P3"/>
      <text:p text:style-name="P3"/>
      <text:p text:style-name="P3"/>
      <text:p text:style-name="P3"/>
      <text:p text:style-name="P3">Dans cet exemple, l'item <text:span text:style-name="T8">Paramètre </text:span>est tel que :</text:p>
      <text:p text:style-name="P3">son <text:span text:style-name="T7">title</text:span> est <text:span text:style-name="T7">« Système éteint » </text:span>type string</text:p>
      <text:p text:style-name="P3">son <text:span text:style-name="T7">PreviousItem <text:s/></text:span>(père) est <text:span text:style-name="T7">« Paramètre » </text:span>. En effet, cet item n'a pas de père, c'est lui même,</text:p>
      <text:p text:style-name="P3">son <text:span text:style-name="T7">UpItem </text:span>(frère) est <text:span text:style-name="T7">« Démarrer MPPT »,</text:span></text:p>
      <text:p text:style-name="P3">son <text:span text:style-name="T7">DownItem </text:span>(frère) est <text:span text:style-name="T7">« Gestion Boost »,</text:span></text:p>
      <text:p text:style-name="P3">son <text:span text:style-name="T6">NextItem</text:span> (fils) est « t<text:span text:style-name="T7">ension a</text:span> », (et non pas Paramètres)</text:p>
      <text:h text:style-name="Heading_20_2" text:outline-level="2"><text:soft-page-break/>Le type structuré <text:span text:style-name="T7">Menu_Node</text:span></text:h>
      <text:p text:style-name="P3"/>
      <text:p text:style-name="P3">Ce type va nous permettre « d'instancier » les maillons d'une liste chaînée à deux dimensions (verticale et horizontale). Chaque maillon est associé à un item unique (pas un menu) qui doit donc comporter <text:span text:style-name="T10">4</text:span> pointeurs vers les maillons connexes (<text:span text:style-name="T2"></text:span> ). Donc un <text:span text:style-name="T7">item </text:span><text:s/><text:span text:style-name="T9"></text:span> un maillon (<text:span text:style-name="T7">node</text:span>). </text:p>
      <text:p text:style-name="P3">Le maillon doit donc comporter :</text:p>
      <text:list xml:id="list6666517600957017387" text:style-name="L3">
        <text:list-item>
          <text:p text:style-name="P25"><draw:rect text:anchor-type="paragraph" draw:z-index="154" draw:style-name="gr49" draw:text-style-name="P34" svg:width="14.394cm" svg:height="2.091cm" svg:x="0.376cm" svg:y="0.028cm"><text:p/></draw:rect>les 4 champs de navigation dont nous venons de parler,</text:p>
        </text:list-item>
        <text:list-item>
          <text:p text:style-name="P25">les informations nécessaires à l'affichage du screen (quel qu'il soit),</text:p>
        </text:list-item>
        <text:list-item>
          <text:p text:style-name="P25">les informations nécessaires à l'exécution particulière liée à un item.</text:p>
        </text:list-item>
      </text:list>
      <text:p text:style-name="P3"/>
      <text:h text:style-name="Heading_20_3" text:outline-level="3">les informations nécessaires à l'affichage</text:h>
      <text:p text:style-name="P3">Pour mieux comprendre, prenons l'exemple d'un menu générique à 4 lignes :</text:p>
      <text:p text:style-name="P3"><draw:frame text:anchor-type="paragraph" draw:z-index="82" draw:style-name="gr26" draw:text-style-name="P41" svg:width="2.029cm" svg:height="1.22cm" svg:x="0.452cm" svg:y="0.37cm"><draw:text-box><text:p><text:span text:style-name="T36">Affichage à</text:span></text:p><text:p><text:span text:style-name="T36"><text:s/></text:span><text:span text:style-name="T36">l'entrée sur </text:span></text:p><text:p><text:span text:style-name="T36">Item a  </text:span><text:span text:style-name="T37">:</text:span></text:p></draw:text-box></draw:frame></text:p>
      <text:p text:style-name="P5"/>
      <text:p text:style-name="P3"><draw:g text:anchor-type="paragraph" draw:z-index="84" draw:style-name="gr23"><draw:frame draw:style-name="gr24" svg:width="2.25cm" svg:height="2.924cm" svg:x="3.074cm" svg:y="0.437cm"><draw:text-box><text:p>Titre</text:p><text:p><text:s/><text:span text:style-name="T10"><text:s/></text:span><text:span text:style-name="T10">&gt;</text:span><text:span text:style-name="T38"> Item a</text:span></text:p><text:p><text:s text:c="2"/>&gt;<text:span text:style-name="T10"> Item b</text:span> <text:s/></text:p><text:p><text:s text:c="2"/>&gt; Item c</text:p><text:p><text:s/>&gt; Item d</text:p><text:p><text:s/>&gt; Item e</text:p></draw:text-box></draw:frame><draw:rect draw:style-name="gr25" draw:text-style-name="P34" svg:width="2.248cm" svg:height="1.922cm" svg:x="3.076cm" svg:y="0.437cm"><text:p/></draw:rect></draw:g><draw:g text:anchor-type="paragraph" draw:z-index="86" draw:style-name="gr23"><draw:frame draw:style-name="gr24" svg:width="2.25cm" svg:height="2.924cm" svg:x="5.941cm" svg:y="0.39cm"><draw:text-box><text:p>Titre</text:p><text:p><text:s/><text:span text:style-name="T10"><text:s/></text:span><text:span text:style-name="T10">&gt;</text:span><text:span text:style-name="T38"> Item b</text:span></text:p><text:p><text:s text:c="2"/>&gt;<text:span text:style-name="T10"> Item c</text:span> <text:s/></text:p><text:p><text:s text:c="2"/>&gt; Item d</text:p><text:p><text:s/>&gt; Item e</text:p><text:p/></draw:text-box></draw:frame><draw:rect draw:style-name="gr25" draw:text-style-name="P34" svg:width="2.248cm" svg:height="1.922cm" svg:x="5.943cm" svg:y="0.39cm"><text:p/></draw:rect></draw:g><draw:g text:anchor-type="paragraph" draw:z-index="88" draw:style-name="gr23"><draw:frame draw:style-name="gr24" svg:width="2.25cm" svg:height="2.924cm" svg:x="8.961cm" svg:y="0.416cm"><draw:text-box><text:p>Titre</text:p><text:p><text:s/><text:span text:style-name="T10"><text:s/></text:span><text:span text:style-name="T10">&gt;</text:span><text:span text:style-name="T38"> Item c</text:span></text:p><text:p><text:s text:c="2"/>&gt;<text:span text:style-name="T10"> Item d</text:span> <text:s/></text:p><text:p><text:s text:c="2"/>&gt; Item e</text:p><text:p/><text:p/></draw:text-box></draw:frame><draw:rect draw:style-name="gr25" draw:text-style-name="P34" svg:width="2.248cm" svg:height="1.922cm" svg:x="8.963cm" svg:y="0.416cm"><text:p/></draw:rect></draw:g><draw:g text:anchor-type="paragraph" draw:z-index="89" draw:style-name="gr23"><draw:frame draw:style-name="gr24" svg:width="2.25cm" svg:height="2.924cm" svg:x="11.98cm" svg:y="0.376cm"><draw:text-box><text:p>Titre</text:p><text:p><text:s/><text:span text:style-name="T10"><text:s/></text:span><text:span text:style-name="T10">&gt;</text:span><text:span text:style-name="T38"> Item c</text:span></text:p><text:p><text:s/><text:span text:style-name="T38"><text:s/></text:span><text:span text:style-name="T38">&gt; Item d</text:span> <text:s/></text:p><text:p><text:span text:style-name="T10"><text:s text:c="2"/></text:span><text:span text:style-name="T10">&gt; Item e</text:span></text:p><text:p/><text:p/></draw:text-box></draw:frame><draw:rect draw:style-name="gr25" draw:text-style-name="P34" svg:width="2.248cm" svg:height="1.922cm" svg:x="11.982cm" svg:y="0.376cm"><text:p/></draw:rect></draw:g><draw:g text:anchor-type="paragraph" draw:z-index="92" draw:style-name="gr23"><draw:frame draw:style-name="gr24" svg:width="2.25cm" svg:height="2.924cm" svg:x="14.803cm" svg:y="0.362cm"><draw:text-box><text:p>Titre</text:p><text:p><text:s/><text:span text:style-name="T10"><text:s/></text:span><text:span text:style-name="T10">&gt;</text:span><text:span text:style-name="T38"> Item c</text:span></text:p><text:p><text:s/><text:span text:style-name="T38"><text:s/></text:span><text:span text:style-name="T38">&gt; Item d</text:span> <text:s/></text:p><text:p><text:span text:style-name="T10"><text:s text:c="2"/></text:span><text:span text:style-name="T10">&gt; Item e</text:span></text:p><text:p/><text:p/></draw:text-box></draw:frame><draw:rect draw:style-name="gr25" draw:text-style-name="P34" svg:width="2.248cm" svg:height="1.922cm" svg:x="14.805cm" svg:y="0.362cm"><text:p/></draw:rect></draw:g></text:p>
      <text:p text:style-name="P3"><draw:g text:anchor-type="paragraph" draw:z-index="81" draw:style-name="gr23"><draw:frame draw:style-name="gr24" svg:width="2.25cm" svg:height="2.924cm" svg:x="0.141cm" svg:y="-0.15cm"><draw:text-box><text:p>Titre</text:p><text:p><text:s/><text:span text:style-name="T10"><text:s/></text:span><text:span text:style-name="T10">&gt; Item a</text:span></text:p><text:p><text:s text:c="2"/>&gt; Item b <text:s/></text:p><text:p><text:s text:c="2"/>&gt; Item c</text:p><text:p><text:s/>&gt; Item d</text:p><text:p><text:s/>&gt; Item e</text:p></draw:text-box></draw:frame><draw:rect draw:style-name="gr25" draw:text-style-name="P34" svg:width="2.248cm" svg:height="1.922cm" svg:x="0.143cm" svg:y="-0.15cm"><text:p/></draw:rect></draw:g><draw:frame text:anchor-type="paragraph" draw:z-index="94" draw:style-name="gr26" draw:text-style-name="P42" svg:width="4.213cm" svg:height="1.22cm" svg:x="5.346cm" svg:y="3.48cm"><draw:text-box><text:p><text:span text:style-name="T1">Facile car l'item actif est au milieu et les frères sont au-dessus, au dessous</text:span></text:p></draw:text-box></draw:frame><draw:custom-shape text:anchor-type="paragraph" draw:z-index="93" draw:style-name="gr27" draw:text-style-name="P34" svg:width="0.507cm" svg:height="8.4cm" draw:transform="rotate (1.5707963267946) translate (3.07622222222222cm 3.335513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91" draw:style-name="gr8" draw:text-style-name="P34" svg:x1="14.519cm" svg:y1="0.665cm" svg:x2="14.519cm" svg:y2="1.139cm"><text:p/></draw:line><draw:line text:anchor-type="paragraph" draw:z-index="90" draw:style-name="gr8" draw:text-style-name="P34" svg:x1="11.631cm" svg:y1="0.702cm" svg:x2="11.631cm" svg:y2="1.176cm"><text:p/></draw:line><draw:line text:anchor-type="paragraph" draw:z-index="87" draw:style-name="gr8" draw:text-style-name="P34" svg:x1="8.588cm" svg:y1="0.455cm" svg:x2="8.588cm" svg:y2="0.929cm"><text:p/></draw:line><draw:line text:anchor-type="paragraph" draw:z-index="85" draw:style-name="gr8" draw:text-style-name="P34" svg:x1="5.634cm" svg:y1="0.381cm" svg:x2="5.634cm" svg:y2="0.855cm"><text:p/></draw:line><draw:line text:anchor-type="paragraph" draw:z-index="83" draw:style-name="gr8" draw:text-style-name="P34" svg:x1="2.701cm" svg:y1="0.425cm" svg:x2="2.701cm" svg:y2="0.899cm"><text:p/></draw:line></text:p>
      <text:p text:style-name="P3"/>
      <text:p text:style-name="P3"/>
      <text:p text:style-name="P3"/>
      <text:p text:style-name="P3"/>
      <text:p text:style-name="P3"/>
      <text:p text:style-name="P3"/>
      <text:p text:style-name="P3"/>
      <text:p text:style-name="P4"/>
      <text:p text:style-name="P4"/>
      <text:p text:style-name="P4">Sur le scrolling, on voit bien qu'il faudra savoir si l'item est en première ligne, en dernière ou entre les deux. Par ailleurs, il faut prévoir aussi le titre.</text:p>
      <text:p text:style-name="P4">Parmi les informations d'affichage, le maillon doit donc contenir :</text:p>
      <text:list xml:id="list7525895923479536469" text:style-name="L4">
        <text:list-item>
          <text:p text:style-name="P23"><draw:rect text:anchor-type="paragraph" draw:z-index="153" draw:style-name="gr49" draw:text-style-name="P34" svg:width="14.394cm" svg:height="2.091cm" svg:x="0.455cm" svg:y="-0.088cm"><text:p/></draw:rect>le titre du menu</text:p>
        </text:list-item>
        <text:list-item>
          <text:p text:style-name="P23">la position dans le menu {First, Middle, Last}</text:p>
        </text:list-item>
        <text:list-item>
          <text:p text:style-name="P23">le texte à afficher correspondant à l'item (un pointeur sur une chaîne de caractères).</text:p>
        </text:list-item>
      </text:list>
      <text:p text:style-name="P4"/>
      <text:p text:style-name="P4"/>
      <text:p text:style-name="P4"/>
      <text:p text:style-name="P4"/>
      <text:h text:style-name="Heading_20_3" text:outline-level="3"><text:soft-page-break/>les informations nécessaires à l'exécution particulière liée à un item</text:h>
      <text:p text:style-name="P4"/>
      <text:p text:style-name="P4">→ Lors de l'affichage, il se peut que la chaîne de caractère soit dynamique. Dans ce cas, le pointeur de chaîne <text:s/>pointe une chaîne réservée en mémoire dont la variable à afficher sera mise à jour par un autre processus. Ce sont les menus <text:span text:style-name="T7">type information </text:span>qui sont concernés :</text:p>
      <text:p text:style-name="P4"/>
      <text:p text:style-name="P4"><draw:g text:anchor-type="paragraph" draw:z-index="95" draw:style-name="gr23"><draw:g draw:style-name="gr28"><draw:frame draw:style-name="gr24" svg:width="2.25cm" svg:height="2.924cm" svg:x="3.383cm" svg:y="0.932cm"><draw:text-box><text:p>Titre</text:p><text:p><text:s/><text:span text:style-name="T10"><text:s/></text:span><text:span text:style-name="T10">&gt; 1.3V</text:span></text:p><text:p><text:s text:c="2"/>&gt; 3A <text:s/></text:p><text:p><text:s text:c="2"/>&gt; 5W</text:p><text:p><text:s/>&gt; 10V</text:p><text:p><text:s/>&gt; 1A</text:p></draw:text-box></draw:frame><draw:rect draw:style-name="gr25" draw:text-style-name="P34" svg:width="2.248cm" svg:height="1.922cm" svg:x="3.385cm" svg:y="0.932cm"><text:p/></draw:rect></draw:g><draw:g draw:style-name="gr28"><draw:frame draw:style-name="gr24" svg:width="2.25cm" svg:height="2.924cm" svg:x="10.019cm" svg:y="0.928cm"><draw:text-box><text:p>Titre</text:p><text:p><text:s/><text:span text:style-name="T10">&gt; </text:span><text:span text:style-name="T38">1.5V</text:span></text:p><text:p><text:s text:c="2"/>&gt;<text:span text:style-name="T10"> 3.1A</text:span> <text:s/></text:p><text:p><text:s text:c="2"/>&gt; 5W</text:p><text:p><text:s/>&gt; 10V</text:p><text:p><text:s/>&gt; 2A</text:p></draw:text-box></draw:frame><draw:rect draw:style-name="gr25" draw:text-style-name="P34" svg:width="2.248cm" svg:height="1.858cm" svg:x="10.021cm" svg:y="0.928cm"><text:p/></draw:rect></draw:g><draw:g draw:style-name="gr28"><draw:frame draw:style-name="gr24" svg:width="2.25cm" svg:height="2.924cm" svg:x="6.47cm" svg:y="0.935cm"><draw:text-box><text:p>Titre</text:p><text:p><text:s/><text:span text:style-name="T10"><text:s/></text:span><text:span text:style-name="T10">&gt; 1.5V</text:span></text:p><text:p><text:s text:c="2"/>&gt; 3.1A <text:s/></text:p><text:p><text:s text:c="2"/>&gt; 5W</text:p><text:p><text:s/>&gt; 10V</text:p><text:p><text:s/>&gt; 2A</text:p></draw:text-box></draw:frame><draw:rect draw:style-name="gr25" draw:text-style-name="P34" svg:width="2.248cm" svg:height="1.922cm" svg:x="6.472cm" svg:y="0.935cm"><text:p/></draw:rect></draw:g><draw:g draw:style-name="gr28"><draw:frame draw:style-name="gr24" svg:width="2.25cm" svg:height="2.924cm" svg:x="13.349cm" svg:y="0.884cm"><draw:text-box><text:p>Titre</text:p><text:p><text:s text:c="2"/><text:span text:style-name="T10">&gt; 2</text:span><text:span text:style-name="T38">V</text:span></text:p><text:p><text:s text:c="2"/>&gt;<text:span text:style-name="T10"> 3.5A</text:span> <text:s/></text:p><text:p><text:s text:c="2"/>&gt; 8W</text:p><text:p><text:s/>&gt; 10V</text:p><text:p><text:s/>&gt; 2A</text:p></draw:text-box></draw:frame><draw:rect draw:style-name="gr25" draw:text-style-name="P34" svg:width="2.248cm" svg:height="1.858cm" svg:x="13.351cm" svg:y="0.884cm"><text:p/></draw:rect></draw:g><draw:frame draw:style-name="gr29" draw:text-style-name="P41" svg:width="2.029cm" svg:height="1.22cm" svg:x="1.995cm" svg:y="-0.134cm"><draw:text-box><text:p><text:span text:style-name="T36">New data</text:span></text:p></draw:text-box></draw:frame><draw:frame draw:style-name="gr29" draw:text-style-name="P41" svg:width="2.029cm" svg:height="1.22cm" svg:x="5.237cm" svg:y="-0.151cm"><draw:text-box><text:p><text:span text:style-name="T36">New data</text:span></text:p></draw:text-box></draw:frame><draw:frame draw:style-name="gr29" draw:text-style-name="P41" svg:width="2.029cm" svg:height="1.22cm" svg:x="8.611cm" svg:y="-0.151cm"><draw:text-box><text:p><text:span text:style-name="T36"><text:s/></text:span><text:span text:style-name="T36">User action</text:span></text:p></draw:text-box></draw:frame><draw:frame draw:style-name="gr29" draw:text-style-name="P41" svg:width="2.029cm" svg:height="1.22cm" svg:x="12.139cm" svg:y="-0.192cm"><draw:text-box><text:p><text:span text:style-name="T36">New data</text:span></text:p></draw:text-box></draw:frame><draw:line draw:style-name="gr30" draw:text-style-name="P34" svg:x1="9.252cm" svg:y1="1.582cm" svg:x2="9.252cm" svg:y2="2.056cm"><text:p/></draw:line></draw:g></text:p>
      <text:p text:style-name="P4"/>
      <text:p text:style-name="P4"/>
      <text:p text:style-name="P4"/>
      <text:p text:style-name="P4"/>
      <text:p text:style-name="P4"/>
      <text:list xml:id="list6293012837518388913" text:style-name="L5">
        <text:list-header>
          <text:p text:style-name="P24"/>
        </text:list-header>
      </text:list>
      <text:p text:style-name="P4"/>
      <text:list xml:id="list38342588" text:continue-numbering="true" text:style-name="L5">
        <text:list-header>
          <text:p text:style-name="P24">L'arrivée d'une nouvelle donnée par un autre processus doit déclencher l'évolution du menu (qui va « rester sur place ») et qui provoquera une mise à jour de l'affichage.</text:p>
          <text:p text:style-name="P24">L'affichage devra lancer une fonction particulière puisque la chaîne devra être construite. On insère donc un champ type pointeur de fonction :</text:p>
        </text:list-header>
      </text:list>
      <text:p text:style-name="P4"/>
      <text:p text:style-name="P4">→ Lors de la saisie de caractères, l'affichage </text:p>
      <text:p text:style-name="P12"/>
      <text:list xml:id="list38328824" text:continue-numbering="true" text:style-name="L5">
        <text:list-header>
          <text:p text:style-name="P24">Ici aussi, il faudra prévoir une fonction particulière. L'idée sera d'inviter le user à modifier une valeur déjà programmée, dans un intervalle donné.</text:p>
        </text:list-header>
      </text:list>
      <text:p text:style-name="P4"/>
      <text:p text:style-name="P4">Ainsi, il faudra un champs supplémentaire de type pointeur de fonction.</text:p>
      <text:p text:style-name="P12"/>
      <text:p text:style-name="P12"><draw:rect text:anchor-type="paragraph" draw:z-index="155" draw:style-name="gr49" draw:text-style-name="P34" svg:width="14.235cm" svg:height="0.69cm" svg:x="0.455cm" svg:y="0.358cm"><text:p/></draw:rect></text:p>
      <text:list xml:id="list38319340" text:continue-list="list7525895923479536469" text:style-name="L4">
        <text:list-item>
          <text:p text:style-name="P23">Pointeur de fonction</text:p>
        </text:list-item>
      </text:list>
      <text:h text:style-name="Heading_20_3" text:outline-level="3">Détail du maillon <text:span text:style-name="T7">Menu_Node</text:span> de la liste chaînée </text:h>
      <text:p text:style-name="P26"><text:span text:style-name="T11">enum</text:span><text:span text:style-name="T12"> {</text:span><text:span text:style-name="T22">First</text:span><text:span text:style-name="T12">, </text:span><text:span text:style-name="T22">Middle</text:span><text:span text:style-name="T12">, </text:span><text:span text:style-name="T23">Last</text:span><text:span text:style-name="T12">};</text:span></text:p>
      <text:p text:style-name="P13"><text:span text:style-name="T11">typedef</text:span><text:span text:style-name="T12"> </text:span><text:span text:style-name="T11">struct</text:span><text:span text:style-name="T12"> </text:span><text:span text:style-name="T20">Menu_Node</text:span><text:span text:style-name="T12"> </text:span><text:span text:style-name="T20">Menu_Node</text:span><text:span text:style-name="T12">;</text:span></text:p>
      <text:p text:style-name="P16"><text:span text:style-name="T11">struct</text:span><text:span text:style-name="T12"> </text:span><text:span text:style-name="T20">Menu_Node</text:span><text:span text:style-name="T12"> {</text:span></text:p>
      <text:p text:style-name="P16"><text:span text:style-name="T12"><text:tab/></text:span><text:span text:style-name="T20">Menu_Node</text:span><text:span text:style-name="T12"> * <text:s/></text:span><text:span text:style-name="T21">NextNode</text:span><text:span text:style-name="T12">;</text:span></text:p>
      <text:p text:style-name="P16"><text:span text:style-name="T12"><text:tab/></text:span><text:span text:style-name="T20">Menu_Node</text:span><text:span text:style-name="T12"> * <text:s/></text:span><text:span text:style-name="T21">PreviousNode</text:span><text:span text:style-name="T12">;</text:span></text:p>
      <text:p text:style-name="P16"><text:span text:style-name="T12"><text:tab/></text:span><text:span text:style-name="T20">Menu_Node</text:span><text:span text:style-name="T12"> * <text:s/></text:span><text:span text:style-name="T21">UpNode</text:span><text:span text:style-name="T12">;</text:span></text:p>
      <text:p text:style-name="P16"><text:span text:style-name="T12"><text:tab/></text:span><text:span text:style-name="T20">Menu_Node</text:span><text:span text:style-name="T12"> * <text:s/></text:span><text:span text:style-name="T21">DownNode</text:span><text:span text:style-name="T12">;</text:span></text:p>
      <text:p text:style-name="P16"><text:span text:style-name="T12"><text:tab/></text:span><text:span text:style-name="T11">char</text:span><text:span text:style-name="T12"> * </text:span><text:span text:style-name="T21">Title</text:span><text:span text:style-name="T12">;</text:span></text:p>
      <text:p text:style-name="P16"><text:span text:style-name="T12"><text:tab/></text:span><text:span text:style-name="T11">char</text:span><text:span text:style-name="T12"> </text:span><text:span text:style-name="T21">MenuPosition</text:span><text:span text:style-name="T12">;</text:span></text:p>
      <text:p text:style-name="P16"><text:span text:style-name="T12"><text:tab/></text:span><text:span text:style-name="T11">char</text:span><text:span text:style-name="T12"> * </text:span><text:span text:style-name="T21">ItemToPrint</text:span><text:span text:style-name="T12">;</text:span></text:p>
      <text:p text:style-name="P16"><text:span text:style-name="T12"><text:tab/></text:span><text:span text:style-name="T11">void</text:span><text:span text:style-name="T12"> (*</text:span><text:span text:style-name="T21">NodeExecFct</text:span><text:span text:style-name="T12">)(</text:span><text:span text:style-name="T11">void</text:span><text:span text:style-name="T12">);</text:span></text:p>
      <text:p text:style-name="P18"><text:span text:style-name="T13">};</text:span></text:p>
      <text:p text:style-name="P18"><text:span text:style-name="T13"/></text:p>
      <text:h text:style-name="Heading_20_2" text:outline-level="2"><text:soft-page-break/><text:span text:style-name="T15">L'attribut </text:span><text:span text:style-name="T16">Menu_Satus </text:span></text:h>
      <text:p text:style-name="Text_20_body"><text:span text:style-name="T16"/></text:p>
      <text:p text:style-name="P33"><text:span text:style-name="T19">Cette variable structurée contient l'état du module Menu. Voici les champs constitutifs :</text:span></text:p>
      <text:list xml:id="list38335118" text:continue-numbering="true" text:style-name="L4">
        <text:list-item>
          <text:p text:style-name="P23"><text:span text:style-name="T17">ActualNode</text:span><text:span text:style-name="T18"> : qui donne le nœud (donc l'item) actif. Ce champ va en particulier servir à la mise à jour des menus.</text:span></text:p>
        </text:list-item>
        <text:list-item>
          <text:p text:style-name="P23"><text:span text:style-name="T17">NewUserInputFlag</text:span><text:span text:style-name="T18"> : un flag qui indique qu'une nouvelle valeur vient d'être saisie par le user,</text:span></text:p>
        </text:list-item>
        <text:list-item>
          <text:p text:style-name="P23"><text:span text:style-name="T17">UserInput</text:span><text:span text:style-name="T18"> : <text:s/>un float qui est la valeur entrée par le user,</text:span></text:p>
        </text:list-item>
        <text:list-item>
          <text:p text:style-name="P23"><text:span text:style-name="T17">DigitUserInput[10] </text:span><text:span text:style-name="T18">: une chaîne de caractères dynamique qui évolue au cours de la saisie du user. Elle inclut typiquement la virgule qui sépare partie entière et partie décimale.</text:span></text:p>
        </text:list-item>
      </text:list>
      <text:p text:style-name="P4"/>
      <text:p text:style-name="P14"><text:span text:style-name="T11">struct</text:span> {</text:p>
      <text:p text:style-name="P16"><text:span text:style-name="T12"><text:tab/></text:span><text:span text:style-name="T20">Menu_Node</text:span><text:span text:style-name="T12"> * <text:s/></text:span><text:span text:style-name="T21">ActualNode</text:span><text:span text:style-name="T12">;</text:span></text:p>
      <text:p text:style-name="P16"><text:span text:style-name="T12"><text:tab/></text:span><text:span text:style-name="T11">float</text:span><text:span text:style-name="T12"> </text:span><text:span text:style-name="T21">UserInput</text:span><text:span text:style-name="T12">;</text:span></text:p>
      <text:p text:style-name="P16"><text:span text:style-name="T12"><text:tab/></text:span><text:span text:style-name="T11">char</text:span><text:span text:style-name="T12"> </text:span><text:span text:style-name="T21">NewUserInputFlag</text:span><text:span text:style-name="T12">;</text:span></text:p>
      <text:p text:style-name="P16"><text:span text:style-name="T12"><text:tab/></text:span><text:span text:style-name="T11">char</text:span><text:span text:style-name="T12"> </text:span><text:span text:style-name="T21">DigitUserInput</text:span><text:span text:style-name="T12">[10];</text:span></text:p>
      <text:p text:style-name="P17">} Menu_Status;</text:p>
      <text:p text:style-name="P15"><text:span text:style-name="T14"/></text:p>
      <text:p text:style-name="P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21T18:10:53.27</dc:date>
    <meta:editing-duration>P5DT2H4M39S</meta:editing-duration>
    <meta:editing-cycles>108</meta:editing-cycles>
    <meta:generator>OpenOffice/4.1.7$Win32 OpenOffice.org_project/417m1$Build-9800</meta:generator>
    <meta:print-date>2011-11-29T11:08:14.52</meta:print-date>
    <dc:creator>Thierry Rocacher</dc:creator>
    <meta:document-statistic meta:table-count="0" meta:image-count="0" meta:object-count="0" meta:page-count="7" meta:paragraph-count="87" meta:word-count="1193" meta:character-count="6986"/>
    <meta:user-defined meta:name="Info 1"/>
    <meta:user-defined meta:name="Info 2"/>
    <meta:user-defined meta:name="Info 3"/>
    <meta:user-defined meta:name="Info 4"/>
  </office:meta>
</office:document-meta>
</file>